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5" draw:id="id5" draw:layer="layout" svg:width="4cm" svg:height="2.5cm" svg:x="13.4cm" svg:y="1.9cm">
          <text:p text:style-name="P1">Mob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2.5cm" svg:x="8.8cm" svg:y="11.2cm">
          <text:p text:style-name="P1">Personagem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cm" svg:height="2.5cm" svg:x="18.2cm" svg:y="11.2cm">
          <text:p text:style-name="P1">Inimig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cm" svg:height="2.3cm" svg:x="2.7cm" svg:y="11.2cm">
          <text:p text:style-name="P1">Espaç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1" draw:text-style-name="P1" draw:layer="layout" svg:width="3.5cm" svg:height="2.8cm" svg:x="1cm" svg:y="17.1cm">
            <text:p text:style-name="P1">Abrir</text:p>
            <text:p text:style-name="P1">Inventario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5cm" svg:height="2.8cm" svg:x="5.2cm" svg:y="17.2cm">
            <text:p text:style-name="P1">Selecionar</text:p>
            <text:p text:style-name="P1">Item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4" draw:id="id4">
          <draw:custom-shape draw:style-name="gr1" draw:text-style-name="P1" draw:layer="layout" svg:width="3.5cm" svg:height="2.8cm" svg:x="1.1cm" svg:y="1cm">
            <text:p text:style-name="P1">Pular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5cm" svg:height="2.8cm" svg:x="1cm" svg:y="4.7cm">
            <text:p text:style-name="P1">Atacar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5cm" svg:height="2.8cm" svg:x="6.4cm" svg:y="1cm">
            <text:p text:style-name="P1">Andar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Atributos" xml:id="id6" draw:id="id6">
          <draw:custom-shape draw:style-name="gr1" draw:text-style-name="P1" draw:layer="layout" svg:width="2.1cm" svg:height="1.6cm" svg:x="20.8cm" svg:y="1.3cm">
            <text:p text:style-name="P1">Nome</text:p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1" draw:text-style-name="P1" draw:layer="layout" svg:width="3.6cm" svg:height="2.3cm" svg:x="25.1cm" svg:y="1cm">
            <text:p text:style-name="P1">Velocidade</text:p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1" draw:text-style-name="P1" draw:layer="layout" svg:width="3.6cm" svg:height="2.3cm" svg:x="20.1cm" svg:y="3.7cm">
            <text:p text:style-name="P1">Dano_Base</text:p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1" draw:text-style-name="P1" draw:layer="layout" svg:width="3.6cm" svg:height="2.3cm" svg:x="24.9cm" svg:y="3.7cm">
            <text:p text:style-name="P1">Defesa_Base</text:p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1" draw:text-style-name="P1" draw:layer="layout" svg:width="4.4cm" svg:height="2.6cm" svg:x="24.3cm" svg:y="6.6cm">
            <text:p text:style-name="P1">Obj</text:p>
            <text:p text:style-name="P1">Equipamentos</text:p>
            <text:p text:style-name="P1"><text:span text:style-name="T1">Vetor</text:span></text:p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1" draw:text-style-name="P1" draw:layer="layout" svg:width="3cm" svg:height="2.3cm" svg:x="20.4cm" svg:y="7.2cm">
            <text:p text:style-name="P1">Obj</text:p>
            <text:p text:style-name="P1">Sprite</text:p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</draw:g>
        <draw:connector draw:style-name="gr2" draw:text-style-name="P1" draw:layer="layout" svg:x1="4.85cm" svg:y1="17.1cm" svg:x2="10.8cm" svg:y2="13.7cm" draw:start-shape="id1" draw:start-glue-point="0" draw:end-shape="id2" draw:end-glue-point="2" svg:d="m4850 17100v-1700h5950v-1700" svg:viewBox="0 0 5951 3401">
          <text:p/>
        </draw:connector>
        <draw:connector draw:style-name="gr2" draw:text-style-name="P1" draw:layer="layout" svg:x1="6.3cm" svg:y1="12.35cm" svg:x2="8.8cm" svg:y2="12.45cm" draw:start-shape="id3" draw:start-glue-point="10" draw:end-shape="id2" draw:end-glue-point="3" svg:d="m6300 12350h1251v100h1249" svg:viewBox="0 0 2501 101">
          <text:p/>
        </draw:connector>
        <draw:connector draw:style-name="gr2" draw:text-style-name="P1" draw:layer="layout" svg:x1="9.9cm" svg:y1="4.25cm" svg:x2="13.4cm" svg:y2="3.15cm" draw:start-shape="id4" draw:start-glue-point="1" draw:end-shape="id5" draw:end-glue-point="3" svg:d="m9900 4250h1751v-1100h1749" svg:viewBox="0 0 3501 1101">
          <text:p/>
        </draw:connector>
        <draw:connector draw:style-name="gr2" draw:text-style-name="P1" draw:layer="layout" svg:x1="17.4cm" svg:y1="3.15cm" svg:x2="20.1cm" svg:y2="5.25cm" draw:start-shape="id5" draw:start-glue-point="1" draw:end-shape="id6" svg:d="m17400 3150h1350v2100h1350" svg:viewBox="0 0 2701 2101">
          <text:p/>
        </draw:connector>
        <draw:connector draw:style-name="gr3" draw:text-style-name="P1" draw:layer="layout" svg:x1="15.4cm" svg:y1="4.4cm" svg:x2="10.8cm" svg:y2="11.2cm" draw:start-shape="id5" draw:start-glue-point="2" draw:end-shape="id2" draw:end-glue-point="0" svg:d="m15400 4400v3400h-4600v3400" svg:viewBox="0 0 4601 6801">
          <text:p/>
        </draw:connector>
        <draw:connector draw:style-name="gr3" draw:text-style-name="P1" draw:layer="layout" svg:x1="15.4cm" svg:y1="4.4cm" svg:x2="20.2cm" svg:y2="11.2cm" draw:start-shape="id5" draw:start-glue-point="2" draw:end-shape="id7" draw:end-glue-point="0" svg:d="m15400 4400v3400h4800v3400" svg:viewBox="0 0 4801 6801">
          <text:p/>
        </draw:connector>
        <draw:g>
          <draw:custom-shape draw:style-name="gr4" draw:text-style-name="P1" draw:layer="layout" svg:width="0.7cm" svg:height="0.9cm" svg:x="21.9cm" svg:y="15.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cm" svg:height="0.6cm" svg:x="22cm" svg:y="1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9cm" svg:height="0.6cm" svg:x="22cm" svg:y="19.3cm">
            <text:p/>
            <draw:enhanced-geometry svg:viewBox="0 0 21600 21600" draw:type="rectangle" draw:enhanced-path="M 0 0 L 21600 0 21600 21600 0 21600 0 0 Z N"/>
          </draw:custom-shape>
        </draw:g>
        <draw:frame draw:style-name="gr5" draw:layer="layout" svg:width="2.932cm" svg:height="0.962cm" svg:x="22.868cm" svg:y="16.1cm">
          <draw:text-box>
            <text:p>Métodos</text:p>
          </draw:text-box>
        </draw:frame>
        <draw:frame draw:style-name="gr5" draw:layer="layout" svg:width="3.004cm" svg:height="0.962cm" svg:x="23.096cm" svg:y="17.8cm">
          <draw:text-box>
            <text:p>Atributos</text:p>
          </draw:text-box>
        </draw:frame>
        <draw:frame draw:style-name="gr5" draw:layer="layout" svg:width="2.754cm" svg:height="0.962cm" svg:x="23.046cm" svg:y="19.038cm">
          <draw:text-box>
            <text:p>Clas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23T16:02:36</meta:creation-date>
    <dc:date>2016-08-23T16:33:05</dc:date>
    <meta:editing-duration>PT15M19S</meta:editing-duration>
    <meta:editing-cycles>3</meta:editing-cycles>
    <meta:generator>LibreOffice/3.5$Linux_x86 LibreOffice_project/350m1$Build-2</meta:generator>
    <meta:document-statistic meta:object-count="31"/>
  </office:meta>
</office:document-meta>
</file>